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ela1" style:family="table">
      <style:table-properties style:width="13.527cm" fo:margin-left="0.935cm" fo:margin-right="2.536cm" table:align="margins"/>
    </style:style>
    <style:style style:name="Tabela1.A" style:family="table-column">
      <style:table-column-properties style:column-width="13.527cm" style:rel-column-width="65535*"/>
    </style:style>
    <style:style style:name="Tabela1.1" style:family="table-row">
      <style:table-row-properties style:min-row-height="0.96cm"/>
    </style:style>
    <style:style style:name="Tabela1.A1" style:family="table-cell">
      <style:table-cell-properties fo:padding="0.097cm" fo:border="0.002cm solid #000000"/>
    </style:style>
    <style:style style:name="Tabela2" style:family="table">
      <style:table-properties style:width="13.49cm" fo:margin-left="0.935cm" fo:margin-right="2.574cm" table:align="margins"/>
    </style:style>
    <style:style style:name="Tabela2.A" style:family="table-column">
      <style:table-column-properties style:column-width="13.49cm" style:rel-column-width="65535*"/>
    </style:style>
    <style:style style:name="Tabela2.1" style:family="table-row">
      <style:table-row-properties style:min-row-height="1.335cm"/>
    </style:style>
    <style:style style:name="Tabela2.A1" style:family="table-cell">
      <style:table-cell-properties fo:padding="0.097cm" fo:border="0.002cm solid #000000"/>
    </style:style>
    <style:style style:name="Tabela3" style:family="table">
      <style:table-properties style:width="13.566cm" fo:margin-left="0.898cm" fo:margin-right="2.535cm" table:align="margins"/>
    </style:style>
    <style:style style:name="Tabela3.A" style:family="table-column">
      <style:table-column-properties style:column-width="13.566cm" style:rel-column-width="65535*"/>
    </style:style>
    <style:style style:name="Tabela3.A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text-properties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16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17" style:family="paragraph" style:parent-style-name="Standard">
      <style:text-properties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18" style:family="paragraph" style:parent-style-name="Standard">
      <style:text-properties fo:font-size="8pt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text-properties fo:font-size="7pt" fo:font-weight="normal" style:font-size-asian="6.09999990463257pt" style:font-weight-asian="normal" style:font-size-complex="7pt" style:font-weight-complex="normal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  <style:text-properties fo:color="#c0c0c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fo:font-style="normal" style:text-underline-style="none" fo:font-weight="bold" style:font-size-asian="9.60000038146973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8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8" style:family="paragraph" style:parent-style-name="Standard" style:list-style-name="L1">
      <style:text-properties fo:font-size="7pt" fo:font-weight="normal" style:font-size-asian="7pt" style:font-weight-asian="normal" style:font-size-complex="7pt" style:font-weight-complex="normal"/>
    </style:style>
    <style:style style:name="P29" style:family="paragraph" style:parent-style-name="Standard" style:list-style-name="L1">
      <style:text-properties fo:font-size="7pt" fo:font-weight="normal" style:font-size-asian="7pt" style:font-weight-asian="normal" style:font-size-complex="7pt" style:font-weight-complex="normal"/>
    </style:style>
    <style:style style:name="P30" style:family="paragraph" style:parent-style-name="Standard" style:list-style-name="L1">
      <style:text-properties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 style:list-style-name="L2">
      <style:text-properties fo:font-size="8pt" fo:font-style="italic" style:text-underline-style="none" fo:font-weight="normal" style:font-size-asian="8pt" style:font-style-asian="normal" style:font-weight-asian="normal" style:font-size-complex="8pt" style:font-style-complex="italic" style:font-weight-complex="normal"/>
    </style:style>
    <style:style style:name="P32" style:family="paragraph" style:parent-style-name="Standard" style:list-style-name="L2">
      <style:text-properties fo:font-size="8pt" fo:font-style="italic" style:text-underline-style="none" fo:font-weight="normal" style:font-size-asian="8pt" style:font-style-asian="normal" style:font-weight-asian="normal" style:font-size-complex="8pt" style:font-style-complex="italic" style:font-weight-complex="normal"/>
    </style:style>
    <style:style style:name="P33" style:family="paragraph" style:parent-style-name="Standard" style:list-style-name="L2">
      <style:text-properties fo:font-size="8pt" fo:font-style="italic" style:text-underline-style="none" fo:font-weight="normal" style:font-size-asian="8pt" style:font-style-asian="normal" style:font-weight-asian="normal" style:font-size-complex="8pt" style:font-style-complex="italic" style:font-weight-complex="normal"/>
    </style:style>
    <style:style style:name="P34" style:family="paragraph" style:parent-style-name="Standard" style:list-style-name="L3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8pt" fo:font-style="italic" style:text-underline-style="none" fo:font-weight="normal" style:font-size-asian="8pt" style:font-style-asian="normal" style:font-weight-asian="normal" style:font-size-complex="8pt" style:font-style-complex="italic" style:font-weight-complex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3.1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4.38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.657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6.9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8.197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9.467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0.737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2.007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3.277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4.547cm" text:min-label-width="0.635cm"/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2.54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1">
        <style:list-level-properties text:space-before="4.445cm" text:min-label-width="0.635cm"/>
      </text:list-level-style-number>
      <text:list-level-style-number text:level="6" style:num-suffix="." style:num-format="1">
        <style:list-level-properties text:space-before="5.08cm" text:min-label-width="0.635cm"/>
      </text:list-level-style-number>
      <text:list-level-style-number text:level="7" style:num-suffix="." style:num-format="1">
        <style:list-level-properties text:space-before="5.715cm" text:min-label-width="0.635cm"/>
      </text:list-level-style-number>
      <text:list-level-style-number text:level="8" style:num-suffix="." style:num-format="1">
        <style:list-level-properties text:space-before="6.35cm" text:min-label-width="0.635cm"/>
      </text:list-level-style-number>
      <text:list-level-style-number text:level="9" style:num-suffix="." style:num-format="1">
        <style:list-level-properties text:space-before="6.985cm" text:min-label-width="0.635cm"/>
      </text:list-level-style-number>
      <text:list-level-style-number text:level="10" style:num-suffix="." style:num-format="1">
        <style:list-level-properties text:space-before="7.62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esumo da Tese Camacho</text:p>
      <text:p text:style-name="Standard"/>
      <text:p text:style-name="Standard"><text:span text:style-name="T1">Título</text:span>: Gerenciando Conflitos em Reuniões: Uma Estratégia</text:p>
      <text:p text:style-name="Standard"><text:s text:c="8"/>para a Elicitação de Requisitos de Software</text:p>
      <text:p text:style-name="Standard"><text:span text:style-name="T1">O objetivo e intenções da tese Camacho</text:span>: </text:p>
      <text:p text:style-name="Standard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8">melhorar a <text:s/>aplicabilidade do método de apoio a reuniões proposto por mathias 94</text:p>
          </table:table-cell>
        </table:table-row>
      </table:table>
      <text:p text:style-name="Standard"><text:tab/><text:tab/><text:tab/></text:p>
      <text:p text:style-name="P9">O que foi <text:s/>proposto: </text:p>
      <text:p text:style-name="P11"><text:tab/><text:tab/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6"><text:span text:style-name="T2"><text:s text:c="2"/>um </text:span>sistema especialista<text:span text:style-name="T2"> para identificar os conflitos ocorridos e ausentes nas reuniões,</text:span></text:p>
            <text:p text:style-name="P18">com base nas respostas do questionário pelos participantes. </text:p>
          </table:table-cell>
        </table:table-row>
      </table:table>
      <text:p text:style-name="P14"/>
      <text:p text:style-name="P10">Motivação:</text:p>
      <text:p text:style-name="P10"><text:tab/></text:p>
      <table:table table:name="Tabela3" table:style-name="Tabela3">
        <table:table-column table:style-name="Tabela3.A"/>
        <table:table-row>
          <table:table-cell table:style-name="Tabela3.A1" office:value-type="string">
            <text:list text:style-name="L1">
              <text:list-item>
                <text:p text:style-name="P28">Necessidade de Evoluir o método de apoio a reuniões proposto por <text:s/>(Matthias, 1994)</text:p>
              </text:list-item>
            </text:list>
          </table:table-cell>
        </table:table-row>
        <table:table-row>
          <table:table-cell table:style-name="Tabela3.A2" office:value-type="string">
            <text:list text:style-name="L1" text:continue-numbering="true">
              <text:list-item>
                <text:p text:style-name="P28">Tarefa de analise de respostas de pouca flexibilidade e compreensão </text:p>
              </text:list-item>
            </text:list>
          </table:table-cell>
        </table:table-row>
        <table:table-row>
          <table:table-cell table:style-name="Tabela3.A2" office:value-type="string">
            <text:list text:style-name="L1" text:continue-numbering="true">
              <text:list-item>
                <text:p text:style-name="P28">necessidade de interação não presencial</text:p>
              </text:list-item>
            </text:list>
          </table:table-cell>
        </table:table-row>
      </table:table>
      <text:p text:style-name="P12"/>
      <text:p text:style-name="P9">Motivo mais convincente para mim:</text:p>
      <text:p text:style-name="P19"/>
      <text:p text:style-name="P9">Aspéctos<text:span text:style-name="T2"> </text:span>sobre :</text:p>
      <text:p text:style-name="P9"><text:span text:style-name="T2"><text:tab/><text:tab/></text:span><text:span text:style-name="T5">do sistema especialista</text:span><text:span text:style-name="T3">:</text:span></text:p>
      <text:list text:style-name="L2">
        <text:list-item>
          <text:p text:style-name="P31">Arquitetura em <text:s/>três camadas;</text:p>
        </text:list-item>
        <text:list-item>
          <text:p text:style-name="P31">utilização da teoria de conflitos para gerenciar reuniões;</text:p>
        </text:list-item>
        <text:list-item>
          <text:p text:style-name="P31">duas novas regras para a identificação de conflitos</text:p>
        </text:list-item>
      </text:list>
      <text:p text:style-name="P17"/>
      <text:p text:style-name="P15"/>
      <text:p text:style-name="P1">Visão Geral da Solução:</text:p>
      <text:p text:style-name="P1"><text:tab/><text:span text:style-name="T4">Características: </text:span></text:p>
      <text:list text:style-name="L3">
        <text:list-item>
          <text:p text:style-name="P34"/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Comentários:</text:p>
      <text:p text:style-name="P3">Comentário 1:</text:p>
      <text:p text:style-name="P3"/>
      <text:p text:style-name="P4"><text:tab/>A engenharia de Requisitos é uma atividade que trata de conhecimentos não apenas</text:p>
      <text:p text:style-name="P4">técnicos, mas também gerenciais, organizacionais, econômicos e sociais” (Castro ,95), e estar intimamente associada a qualidade do software (Lee 98).</text:p>
      <text:p text:style-name="P4"><text:tab/>Na negociação de requisitos isso também se reflete.</text:p>
      <text:p text:style-name="P4"/>
      <text:p text:style-name="P4"/>
      <text:p text:style-name="P3">Comentário 2: </text:p>
      <text:p text:style-name="P3"/>
      <text:p text:style-name="P1">Classificação de conflitos, suas <text:s/>causas e o Nível de Racionalidade do Processo de Negociação de Ramires.</text:p>
      <text:p text:style-name="P4"/>
      <text:p text:style-name="P1"><text:span text:style-name="T2"><text:tab/>Na proposta de (Ramires, 2004), é dado um suporte a negociação e resolução de </text:span><text:span text:style-name="T6">conflito na avaliação de requisitos de software. </text:span><text:span text:style-name="T2">No suporte a negociação esta incluso suporte à argumentação com o objetivo de aumentar a racionalidade do processo de negociação.</text:span><text:span text:style-name="T6"> </text:span><text:span text:style-name="T2">Mas</text:span><text:span text:style-name="T6"> </text:span><text:span text:style-name="T2">não há preocupação em se evidenciar as causas e nem em se classificar os conflitos. Quais as implicações disto? Em que ponto(s) classificar e saber a causa dos requisitos é importante para a negociação? </text:span></text:p>
      <text:p text:style-name="P1"><text:tab/><text:span text:style-name="T2">Robbins (apud Camacho, 2005) distigue os conflitos entre conflito funcional e conflito não funcional, referido-se à pertinência do conflito para a organização. E suas causas podem estar entre: fatores de comunicação, estruturais e pessoais. Já <text:s/>ABRAN e MOORE (ABRAN, <text:s/>2004) <text:s/>classificam <text:s/>os conflitos em três tipos: entre dois stakeholders que requerem características incompatíveis entre si; entre requisitos e recursos; ou entre requisitos funcionais e não funcionais. </text:span></text:p>
      <text:p text:style-name="P2"><text:span text:style-name="T2"><text:tab/>Ramires trata de </text:span><text:span text:style-name="T6">conflito na avaliação de correlações requisito/solução de software</text:span><text:span text:style-name="T2">. Este pode, segundo nossa avaliação, se dar devido a fatores de comunicação, estruturais e pessoais e pode ser classificado como funcional ou não funcional como qualquer outro conflito segundo o conceito e classificação de conflito citados por (Camacho, 2004). E pode se enquadrar em <text:s/>um dos três tipos de conflito citado no SWEBOK Guide (ABRAN, <text:s/>2004) e/ou esta relacionados a eles. Mas isso, não é citado na proposta de Ramires. Por que? <text:s/></text:span></text:p>
      <text:p text:style-name="P5"><text:tab/>Na proposta o conflito se emerge quando stakeholders diferentes atribuem valores diferentes a uma mesma correlação requisitos/solução. Esse valores diferentes deixam implícita, segundo (Ramires,2004), a posição de “a favor” ou “contra”. Estas tornam evidente a existência do conflito. Após o surgimento do conflito é dado início à negociação (Ramires , 2004). Mas o sistema não provê suporte aos stakeholders para fazerem avaliações sobre a pertinência do conflito para a organização, suas origens e os impactos das possíveis decisões para a organização.</text:p>
      <text:p text:style-name="P5"><text:tab/>A resposta à questão anterior talvez seja pelo fato do autor considerar que essas observações e avaliações devem ser feitas em outro momento anterior à negociação. Ou talvez nem tenha pensado no assunto. Ou, ainda, tenha delimitado o escopo do seu trabalho até o certo ponto em que considerar essas observações não fazia parte dos seus objetivos de estudo. De qualquer forma, tais considerações são relevantes já que trariam inumeros benefícios.</text:p>
      <text:p text:style-name="P5"><text:tab/>Observamos que, devido às formas diversas de se considerar os conflitos, as classificações dos conflitos fossem feitas de forma facetada: quanto a pertinência para a organização; quanto <text:s/>as <text:s/>partes participantes do conflito; <text:tab/></text:p>
      <text:p text:style-name="P5"><text:s/>A proposta de Ramires também oferece suporte à argumentação (apartir do SQFD) com o objetivo de aumentar a racionalidade do processo de negociação, como foi dito anteriormente . Este suporte a argumentação é limitado e prover um certo nível de racionalidade. Mas esse nível de racionalidade <text:soft-page-break/>não é quantificado ou qualificado. O sistema <text:s/>provê um modo de os stakeholders exporem seus argumentos com o fim de dar suporte às suas posições sobre as questões na negociação. Mas não auxilia os stakeholders a relacionarem o conflito com os objetivos da organização, não satisfaz a necessidade de se saber o quanto a falta de determinada característica no software vai prejudicar a organização nos seus planos para o futuro, ou seja, não aumenta a racionalidade da argumentação. Enfim, satifaz a necessidade de se expor argumentos mas não satisfaz a necessidade de suporte à argumentação racional(lúcida).</text:p>
      <text:p text:style-name="P5"/>
      <text:p text:style-name="P21"><text:span text:style-name="T2">Precisa-se evoluir o processo de negociação ao ponto em se possa verificar <text:s/></text:span><text:span text:style-name="T6">níveis de racionalidade</text:span><text:span text:style-name="T2">? A que fatores do processo de negociação esses níveis de racionalidade estariam relacionados? O que são níveis de racionalidade? Como se varificar tais níveis? Por que é importante saber o quanto um processo de negociação esta sendo racional? A resposta talvez seja: porque ficaria mais fácil prever se o rumo que detarminada negociação esta tomando irá somar um desatre ou uma vitória para a <text:s/>organização.</text:span></text:p>
      <text:p text:style-name="P5"/>
      <text:p text:style-name="P20"><text:span text:style-name="T8">O SWEBOK classifica a Negociação de Requisitos assim: “</text:span><text:span text:style-name="T11">We have classified this as a software </text:span><text:span text:style-name="T11">requirements analysis topic because problems emerge as the result of analysis. However, a strong </text:span><text:span text:style-name="T11">case can also be made for considering it a requirements validation topic.”</text:span><text:span text:style-name="T8"> Isto evidencia a estreita relação entre elicitação de requisitos, analise de requisitos e validação de requisitos, já que durante a negociação de requisitos podem surgir novos requisitos.</text:span></text:p>
      <text:p text:style-name="P5"><text:tab/></text:p>
      <text:p text:style-name="P5"><text:tab/>Percebe-se que esforços para aumentar os níveis de Racionalidade da Argumentação permitiriam verificar se determinada posição seria considerável ou não? Seria necessário que cada stakeholder tivesse a obrigação de provar a racionalidade das suas argumentações? Mas a complexidade envolvida no processo de software e os limites cognitivos humanos impõen barreiras à racionalização dos processos de negociação. Para driblar tais barreiras sugerimos esforços com a produção de software de apóio a racionalização de argumentação. </text:p>
      <text:p text:style-name="P5"/>
      <text:p text:style-name="P5"><text:tab/>Concluimos que dentre as implicações de não se considerar as causas e nem se classificar os conflitos estariam o acarretamento em perda de tempo em discussões irrelevantes, irracioniais e disfuncionais etc. Fazendo a classificação e investigação das causas dos conflitos poderiamos, por exemplo, saber quando desconsiderar a negociação de alguns conflitos, perceber a lúcidez de uma negociação, alinhar as negociações aos objetivos mais gerais das organizações etc. </text:p>
      <text:p text:style-name="P5"/>
      <text:p text:style-name="P5"/>
      <text:p text:style-name="P2">Para por em Uma comparação:</text:p>
      <text:p text:style-name="P2"/>
      <text:p text:style-name="P5">A medição do Nível de Agilidade da negociação com a medição do Nível de Racionalidade da Negociação poderá contribuir na verificação e validação da Usabilidade do processo de negociação e legitimação .</text:p>
      <text:p text:style-name="P5">Mas <text:s/></text:p>
      <text:p text:style-name="P4"><text:tab/><text:tab/><text:tab/><text:tab/><text:tab/><text:tab/></text:p>
      <text:p text:style-name="P1"/>
      <text:p text:style-name="P1"/>
      <text:p text:style-name="P1">Produzir software profuturo.</text:p>
      <text:p text:style-name="P4">Produziremos software considerando-se como produtos que contenham prazo de validade.</text:p>
      <text:p text:style-name="P4"/>
      <text:p text:style-name="P4"/>
      <text:p text:style-name="P4"/>
      <text:p text:style-name="P4"><text:soft-page-break/></text:p>
      <text:p text:style-name="P6">Comentário 3: </text:p>
      <text:p text:style-name="P7"/>
      <text:p text:style-name="P7">Negociações de qualidade são influenciadas por fatores de tempo e preço. Os tipos de conflitos no SWEBOK são os que ocorrem: <text:s/>entre dois stakeholders que requerem características incompatíveis entre si; entre requisitos e recursos; ou entre requisitos funcionais e não funcionais.</text:p>
      <text:p text:style-name="P7"/>
      <text:p text:style-name="P7">O primeiro tipo podem ser expressos nos grafos de RNF adptados por Cysneiros. O segundo tipo de conflito não são representados nas propostas estudadas. O terceiro tipo é mapeado com a integração entre visão funcional e visão não funcional através do LAL em Cysneiros (2001). </text:p>
      <text:p text:style-name="P7">O segundo tipo (conflito entre requisitos e recursos) mantêm relação com as estimativas de tempo e preço. Assim também são importantes para a <text:span text:style-name="T7">negociação da qualidade </text:span>já que o “tamanho da qualidade” <text:s/>será influenciado pelo tempo e recurso <text:s/>disponíveis. Por motivo de tempo curto ou falta de recursos que agilizem o processo de desenvolvimento pode-se deixar de atingir algumas metas (RNF).</text:p>
      <text:p text:style-name="P4"/>
      <text:p text:style-name="P4"/>
      <text:p text:style-name="P1">Referências</text:p>
      <text:p text:style-name="P1"/>
      <text:p text:style-name="P4">Camacho, Cecília. <text:span text:style-name="T1">Gerenciando Conflitos em Reuniões: Uma estratégia</text:span></text:p>
      <text:p text:style-name="P4"><text:span text:style-name="T1">para a Elicitação de Requisitos de Software</text:span>. PUC-Rio, 2005. 168p. Dissertação de Mestrado - <text:s/>Departamento de Informática, Pontifícia Universidade Católica do Rio de Janeiro.</text:p>
      <text:p text:style-name="P4"/>
      <text:p text:style-name="P4">Castro J.F.B. I<text:span text:style-name="T1">ntrodução a Engenharia de Requisitos</text:span>. Jornada de Atualização em Informática do XIV Congresso da Sociedade Brasileira de Computação, Canela, Agosto, 1995.</text:p>
      <text:p text:style-name="P4"/>
      <text:p text:style-name="P8"><text:span text:style-name="T12">Lee, W.J., Cha, S.D. &amp; Kwon, Y.R. </text:span><text:span text:style-name="T13">Integration and Analysis of Use Cases Using Modular Petri Nets in</text:span><text:span text:style-name="T12"> </text:span><text:span text:style-name="T13">Requirements Engineering</text:span><text:span text:style-name="T12">. IEEE Transactions on Software Engineering, vol. 24, no. 12, December, 1998.</text:span></text:p>
      <text:p text:style-name="P1"/>
      <text:p text:style-name="P23"><text:span text:style-name="T2">Ramires, João Jorge. </text:span>Negociação de Requisitos no Processo de Desenvolvimento de Software<text:span text:style-name="T2">. Universidade de Lisboa,</text:span> <text:span text:style-name="T2">2004. 179p. Dissertação de Mestrado.</text:span> <text:span text:style-name="T2">Departamento de Informática , Faculdade de Ciências da Universidade de Lisboa.</text:span></text:p>
      <text:p text:style-name="P24"/>
      <text:p text:style-name="P26">AUTOR.Titulo, Edição, Local, editora, e data de publicaçao.</text:p>
      <text:p text:style-name="P27"><text:span text:style-name="T9">ABRAN, A. MOORE, J,M. </text:span><text:span text:style-name="T10">SWEBOK: Guide to the Software Engineering Body of Knowledge.</text:span><text:span text:style-name="T9"> </text:span>IEEE Computer Society,<text:span text:style-name="T9"> 2004. Disponível em : <text:s/>&lt;</text:span><text:a xlink:type="simple" xlink:href="http://www.computer.org/portal/web/swebok/html/ch2#ch2-4.4"><text:span text:style-name="T9">http://www.computer.org/portal/web/swebok/html/ch2#ch2-4.4</text:span></text:a><text:span text:style-name="T9">&gt;. Acesso em: 20 jul. 2010, <text:s text:c="2"/>00:30:20.</text:span></text:p>
      <text:p text:style-name="P25"/>
      <text:p text:style-name="P2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8pt" style:font-name-asian="StarSymbol" style:font-size-asian="7pt" style:font-name-complex="StarSymbol" style:font-size-complex="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0-07-16T13:59:14</meta:creation-date>
    <dc:date>2010-10-20T17:07:23</dc:date>
    <meta:editing-cycles>251</meta:editing-cycles>
    <meta:editing-duration>P2DT1H19M2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5" meta:paragraph-count="60" meta:word-count="1394" meta:character-count="9292"/>
  </office:meta>
</office:document-meta>
</file>